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7E1DD3A002959521C5C.jpg" manifest:media-type="image/jpeg"/>
  <manifest:file-entry manifest:full-path="Pictures/100000000000064800000816BC495E1684867655.jpg" manifest:media-type="image/jpeg"/>
  <manifest:file-entry manifest:full-path="Pictures/100000000000063300000820ACB0F284A865C7F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001cm" svg:height="24.458cm" draw:z-index="0"><draw:image xlink:href="Pictures/100000000000064800000816BC495E1684867655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9.001cm" svg:height="24.903cm" draw:z-index="1"><draw:image xlink:href="Pictures/100000000000063300000820ACB0F284A865C7F5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9.001cm" svg:height="25.548cm" draw:z-index="2"><draw:image xlink:href="Pictures/10000000000005DC000007E1DD3A002959521C5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10:35.072590318</meta:creation-date>
    <dc:date>2018-11-11T18:22:23.711663903</dc:date>
    <meta:editing-duration>PT1M38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6.2$Linux_X86_64 LibreOffice_project/00m0$Build-2</meta:generator>
  </office:meta>
</office:document-meta>
</file>